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/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11cm"/>
    </style:style>
    <style:style style:name="co2" style:family="table-column">
      <style:table-column-properties fo:break-before="auto" style:column-width="2.93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2.715cm"/>
    </style:style>
    <style:style style:name="co5" style:family="table-column">
      <style:table-column-properties fo:break-before="auto" style:column-width="3.009cm"/>
    </style:style>
    <style:style style:name="co6" style:family="table-column">
      <style:table-column-properties fo:break-before="auto" style:column-width="2.526cm"/>
    </style:style>
    <style:style style:name="co7" style:family="table-column">
      <style:table-column-properties fo:break-before="auto" style:column-width="2.365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3.043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fo:background-color="#d6dce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d9e2f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9" style:family="table-cell" style:parent-style-name="Default">
      <style:table-cell-properties fo:background-color="#ff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Default">
      <style:table-cell-properties fo:background-color="#d9e2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16" style:family="table-cell" style:parent-style-name="Default">
      <style:table-cell-properties fo:background-color="#d9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2">
      <style:table-cell-properties fo:background-color="#d6dce4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3" table:default-cell-style-name="Default"/>
        <table:table-column table:style-name="co1" table:default-cell-style-name="Default"/>
        <table:table-column table:style-name="co7" table:number-columns-repeated="14" table:default-cell-style-name="Default"/>
        <table:table-column table:style-name="co4" table:number-columns-repeated="38" table:default-cell-style-name="Default"/>
        <table:table-row table:style-name="ro1">
          <table:table-cell/>
          <table:table-cell table:style-name="ce5" office:value-type="string" calcext:value-type="string" table:number-columns-spanned="4" table:number-rows-spanned="1">
            <text:p>Datos Medidos</text:p>
          </table:table-cell>
          <table:covered-table-cell table:number-columns-repeated="3" table:style-name="ce10"/>
          <table:table-cell table:style-name="ce13"/>
          <table:table-cell table:number-columns-repeated="58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Potencia medida en dBm</text:p>
          </table:table-cell>
          <table:covered-table-cell table:number-columns-repeated="3" table:style-name="ce10"/>
          <table:table-cell table:style-name="ce14"/>
          <table:table-cell table:style-name="ce15" table:number-columns-repeated="5"/>
          <table:table-cell table:style-name="ce21"/>
          <table:table-cell table:number-columns-repeated="52"/>
        </table:table-row>
        <table:table-row table:style-name="ro1">
          <table:table-cell table:style-name="ce1" office:value-type="string" calcext:value-type="string">
            <text:p>GTX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0" calcext:value-type="float">
            <text:p>30</text:p>
          </table:table-cell>
          <table:table-cell table:style-name="ce14"/>
          <table:table-cell table:style-name="ce16" office:value-type="string" calcext:value-type="string" table:number-columns-spanned="5" table:number-rows-spanned="1">
            <text:p>atenuacion Cable</text:p>
          </table:table-cell>
          <table:covered-table-cell table:number-columns-repeated="3" table:style-name="ce18"/>
          <table:covered-table-cell table:style-name="ce20"/>
          <table:table-cell table:style-name="ce21"/>
          <table:table-cell office:value-type="string" calcext:value-type="string">
            <text:p>cable</text:p>
          </table:table-cell>
          <table:table-cell table:number-columns-repeated="51"/>
        </table:table-row>
        <table:table-row table:style-name="ro1">
          <table:table-cell table:style-name="ce2" office:value-type="string" calcext:value-type="string">
            <text:p>Frecuencia</text:p>
          </table:table-cell>
          <table:table-cell table:style-name="ce8" office:value-type="string" calcext:value-type="string">
            <text:p>GTX = 0 dB</text:p>
          </table:table-cell>
          <table:table-cell table:style-name="ce11" office:value-type="string" calcext:value-type="string">
            <text:p>GTX = 10 dB</text:p>
          </table:table-cell>
          <table:table-cell table:style-name="ce11" office:value-type="string" calcext:value-type="string">
            <text:p>GTX = 20 dB</text:p>
          </table:table-cell>
          <table:table-cell table:style-name="ce11" office:value-type="string" calcext:value-type="string">
            <text:p>GTX = 30 dB</text:p>
          </table:table-cell>
          <table:table-cell table:style-name="ce14"/>
          <table:table-cell table:style-name="ce17" office:value-type="string" calcext:value-type="string">
            <text:p>Frecuencia MHz</text:p>
          </table:table-cell>
          <table:table-cell table:style-name="ce8" office:value-type="string" calcext:value-type="string">
            <text:p>GTX = 0 dB</text:p>
          </table:table-cell>
          <table:table-cell table:style-name="ce11" office:value-type="string" calcext:value-type="string">
            <text:p>GTX = 10 dB</text:p>
          </table:table-cell>
          <table:table-cell table:style-name="ce11" office:value-type="string" calcext:value-type="string">
            <text:p>GTX = 20 dB</text:p>
          </table:table-cell>
          <table:table-cell table:style-name="ce11" office:value-type="string" calcext:value-type="string">
            <text:p>GTX = 30 dB</text:p>
          </table:table-cell>
          <table:table-cell table:style-name="ce22"/>
          <table:table-cell office:value-type="string" calcext:value-type="string">
            <text:p>37170-37106</text:p>
          </table:table-cell>
          <table:table-cell table:number-columns-repeated="51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7" office:value-type="float" office:value="-40.9" calcext:value-type="float">
            <text:p>-40,9</text:p>
          </table:table-cell>
          <table:table-cell table:style-name="ce7" office:value-type="float" office:value="-31.34" calcext:value-type="float">
            <text:p>-31,34</text:p>
          </table:table-cell>
          <table:table-cell table:style-name="ce7" office:value-type="float" office:value="-21.65" calcext:value-type="float">
            <text:p>-21,65</text:p>
          </table:table-cell>
          <table:table-cell table:style-name="ce7" office:value-type="float" office:value="-14.74" calcext:value-type="float">
            <text:p>-14,74</text:p>
          </table:table-cell>
          <table:table-cell table:style-name="ce14"/>
          <table:table-cell table:style-name="ce3" office:value-type="float" office:value="50" calcext:value-type="float">
            <text:p>50</text:p>
          </table:table-cell>
          <table:table-cell table:style-name="ce19" table:formula="of:=-([.$B$22]+[.$B$3]-[.$B$23]-[.B5])" office:value-type="float" office:value="-2.49" calcext:value-type="float">
            <text:p>-2,49</text:p>
          </table:table-cell>
          <table:table-cell table:style-name="ce19" table:formula="of:=-([.$B$22]+[.$C$3]-[.$B$23]-[.C5])" office:value-type="float" office:value="-2.93" calcext:value-type="float">
            <text:p>-2,93</text:p>
          </table:table-cell>
          <table:table-cell table:style-name="ce19" table:formula="of:=-([.$B$22]+[.$D$3]-[.$B$23]-[.D5])" office:value-type="float" office:value="-3.24" calcext:value-type="float">
            <text:p>-3,24</text:p>
          </table:table-cell>
          <table:table-cell table:style-name="ce19" table:formula="of:=-([.$B$22]+[.$E$3]-[.$B$23]-[.E5])" office:value-type="float" office:value="-6.33" calcext:value-type="float">
            <text:p>-6,33</text:p>
          </table:table-cell>
          <table:table-cell table:number-columns-repeated="53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7" office:value-type="float" office:value="-39.7" calcext:value-type="float">
            <text:p>-39,7</text:p>
          </table:table-cell>
          <table:table-cell table:style-name="ce7" office:value-type="float" office:value="-30.02" calcext:value-type="float">
            <text:p>-30,02</text:p>
          </table:table-cell>
          <table:table-cell table:style-name="ce7" office:value-type="float" office:value="-20.42" calcext:value-type="float">
            <text:p>-20,42</text:p>
          </table:table-cell>
          <table:table-cell table:style-name="ce7" office:value-type="float" office:value="-14.39" calcext:value-type="float">
            <text:p>-14,39</text:p>
          </table:table-cell>
          <table:table-cell table:style-name="ce14"/>
          <table:table-cell table:style-name="ce3" office:value-type="float" office:value="60" calcext:value-type="float">
            <text:p>60</text:p>
          </table:table-cell>
          <table:table-cell table:style-name="ce19" table:formula="of:=-([.$B$22]+[.$B$3]-[.$B$23]-[.B6])" office:value-type="float" office:value="-1.29000000000001" calcext:value-type="float">
            <text:p>-1,29</text:p>
          </table:table-cell>
          <table:table-cell table:style-name="ce19" table:formula="of:=-([.$B$22]+[.$C$3]-[.$B$23]-[.C6])" office:value-type="float" office:value="-1.61" calcext:value-type="float">
            <text:p>-1,61</text:p>
          </table:table-cell>
          <table:table-cell table:style-name="ce19" table:formula="of:=-([.$B$22]+[.$D$3]-[.$B$23]-[.D6])" office:value-type="float" office:value="-2.01" calcext:value-type="float">
            <text:p>-2,01</text:p>
          </table:table-cell>
          <table:table-cell table:style-name="ce19" table:formula="of:=-([.$B$22]+[.$E$3]-[.$B$23]-[.E6])" office:value-type="float" office:value="-5.98" calcext:value-type="float">
            <text:p>-5,98</text:p>
          </table:table-cell>
          <table:table-cell table:number-columns-repeated="53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7" office:value-type="float" office:value="-39.54" calcext:value-type="float">
            <text:p>-39,54</text:p>
          </table:table-cell>
          <table:table-cell table:style-name="ce7" office:value-type="float" office:value="-29.84" calcext:value-type="float">
            <text:p>-29,84</text:p>
          </table:table-cell>
          <table:table-cell table:style-name="ce7" office:value-type="float" office:value="-20.11" calcext:value-type="float">
            <text:p>-20,11</text:p>
          </table:table-cell>
          <table:table-cell table:style-name="ce7" office:value-type="float" office:value="-13.18" calcext:value-type="float">
            <text:p>-13,18</text:p>
          </table:table-cell>
          <table:table-cell table:style-name="ce14"/>
          <table:table-cell table:style-name="ce3" office:value-type="float" office:value="70" calcext:value-type="float">
            <text:p>70</text:p>
          </table:table-cell>
          <table:table-cell table:style-name="ce19" table:formula="of:=-([.$B$22]+[.$B$3]-[.$B$23]-[.B7])" office:value-type="float" office:value="-1.13" calcext:value-type="float">
            <text:p>-1,13</text:p>
          </table:table-cell>
          <table:table-cell table:style-name="ce19" table:formula="of:=-([.$B$22]+[.$C$3]-[.$B$23]-[.C7])" office:value-type="float" office:value="-1.43" calcext:value-type="float">
            <text:p>-1,43</text:p>
          </table:table-cell>
          <table:table-cell table:style-name="ce19" table:formula="of:=-([.$B$22]+[.$D$3]-[.$B$23]-[.D7])" office:value-type="float" office:value="-1.7" calcext:value-type="float">
            <text:p>-1,70</text:p>
          </table:table-cell>
          <table:table-cell table:style-name="ce19" table:formula="of:=-([.$B$22]+[.$E$3]-[.$B$23]-[.E7])" office:value-type="float" office:value="-4.77" calcext:value-type="float">
            <text:p>-4,77</text:p>
          </table:table-cell>
          <table:table-cell table:number-columns-repeated="53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7" office:value-type="float" office:value="-39.58" calcext:value-type="float">
            <text:p>-39,58</text:p>
          </table:table-cell>
          <table:table-cell table:style-name="ce7" office:value-type="float" office:value="-29.93" calcext:value-type="float">
            <text:p>-29,93</text:p>
          </table:table-cell>
          <table:table-cell table:style-name="ce7" office:value-type="float" office:value="-20.24" calcext:value-type="float">
            <text:p>-20,24</text:p>
          </table:table-cell>
          <table:table-cell table:style-name="ce7" office:value-type="float" office:value="-13.29" calcext:value-type="float">
            <text:p>-13,29</text:p>
          </table:table-cell>
          <table:table-cell table:style-name="ce14"/>
          <table:table-cell table:style-name="ce3" office:value-type="float" office:value="80" calcext:value-type="float">
            <text:p>80</text:p>
          </table:table-cell>
          <table:table-cell table:style-name="ce19" table:formula="of:=-([.$B$22]+[.$B$3]-[.$B$23]-[.B8])" office:value-type="float" office:value="-1.17" calcext:value-type="float">
            <text:p>-1,17</text:p>
          </table:table-cell>
          <table:table-cell table:style-name="ce19" table:formula="of:=-([.$B$22]+[.$C$3]-[.$B$23]-[.C8])" office:value-type="float" office:value="-1.52" calcext:value-type="float">
            <text:p>-1,52</text:p>
          </table:table-cell>
          <table:table-cell table:style-name="ce19" table:formula="of:=-([.$B$22]+[.$D$3]-[.$B$23]-[.D8])" office:value-type="float" office:value="-1.83" calcext:value-type="float">
            <text:p>-1,83</text:p>
          </table:table-cell>
          <table:table-cell table:style-name="ce19" table:formula="of:=-([.$B$22]+[.$E$3]-[.$B$23]-[.E8])" office:value-type="float" office:value="-4.88" calcext:value-type="float">
            <text:p>-4,88</text:p>
          </table:table-cell>
          <table:table-cell table:number-columns-repeated="53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7" office:value-type="float" office:value="-39.7" calcext:value-type="float">
            <text:p>-39,7</text:p>
          </table:table-cell>
          <table:table-cell table:style-name="ce7" office:value-type="float" office:value="-30.08" calcext:value-type="float">
            <text:p>-30,08</text:p>
          </table:table-cell>
          <table:table-cell table:style-name="ce7" office:value-type="float" office:value="-20.4" calcext:value-type="float">
            <text:p>-20,4</text:p>
          </table:table-cell>
          <table:table-cell table:style-name="ce7" office:value-type="float" office:value="-13.29" calcext:value-type="float">
            <text:p>-13,29</text:p>
          </table:table-cell>
          <table:table-cell table:style-name="ce14"/>
          <table:table-cell table:style-name="ce3" office:value-type="float" office:value="90" calcext:value-type="float">
            <text:p>90</text:p>
          </table:table-cell>
          <table:table-cell table:style-name="ce19" table:formula="of:=-([.$B$22]+[.$B$3]-[.$B$23]-[.B9])" office:value-type="float" office:value="-1.29000000000001" calcext:value-type="float">
            <text:p>-1,29</text:p>
          </table:table-cell>
          <table:table-cell table:style-name="ce19" table:formula="of:=-([.$B$22]+[.$C$3]-[.$B$23]-[.C9])" office:value-type="float" office:value="-1.67" calcext:value-type="float">
            <text:p>-1,67</text:p>
          </table:table-cell>
          <table:table-cell table:style-name="ce19" table:formula="of:=-([.$B$22]+[.$D$3]-[.$B$23]-[.D9])" office:value-type="float" office:value="-1.99" calcext:value-type="float">
            <text:p>-1,99</text:p>
          </table:table-cell>
          <table:table-cell table:style-name="ce19" table:formula="of:=-([.$B$22]+[.$E$3]-[.$B$23]-[.E9])" office:value-type="float" office:value="-4.88" calcext:value-type="float">
            <text:p>-4,88</text:p>
          </table:table-cell>
          <table:table-cell table:number-columns-repeated="53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7" office:value-type="float" office:value="-39.87" calcext:value-type="float">
            <text:p>-39,87</text:p>
          </table:table-cell>
          <table:table-cell table:style-name="ce7" office:value-type="float" office:value="-30.18" calcext:value-type="float">
            <text:p>-30,18</text:p>
          </table:table-cell>
          <table:table-cell table:style-name="ce7" office:value-type="float" office:value="-20.41" calcext:value-type="float">
            <text:p>-20,41</text:p>
          </table:table-cell>
          <table:table-cell table:style-name="ce7" office:value-type="float" office:value="-13.46" calcext:value-type="float">
            <text:p>-13,46</text:p>
          </table:table-cell>
          <table:table-cell table:style-name="ce14"/>
          <table:table-cell table:style-name="ce3" office:value-type="float" office:value="100" calcext:value-type="float">
            <text:p>100</text:p>
          </table:table-cell>
          <table:table-cell table:style-name="ce19" table:formula="of:=-([.$B$22]+[.$B$3]-[.$B$23]-[.B10])" office:value-type="float" office:value="-1.46" calcext:value-type="float">
            <text:p>-1,46</text:p>
          </table:table-cell>
          <table:table-cell table:style-name="ce19" table:formula="of:=-([.$B$22]+[.$C$3]-[.$B$23]-[.C10])" office:value-type="float" office:value="-1.77" calcext:value-type="float">
            <text:p>-1,77</text:p>
          </table:table-cell>
          <table:table-cell table:style-name="ce19" table:formula="of:=-([.$B$22]+[.$D$3]-[.$B$23]-[.D10])" office:value-type="float" office:value="-2" calcext:value-type="float">
            <text:p>-2,00</text:p>
          </table:table-cell>
          <table:table-cell table:style-name="ce19" table:formula="of:=-([.$B$22]+[.$E$3]-[.$B$23]-[.E10])" office:value-type="float" office:value="-5.05" calcext:value-type="float">
            <text:p>-5,05</text:p>
          </table:table-cell>
          <table:table-cell table:number-columns-repeated="53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7" office:value-type="float" office:value="-41.9" calcext:value-type="float">
            <text:p>-41,9</text:p>
          </table:table-cell>
          <table:table-cell table:style-name="ce7" office:value-type="float" office:value="-32.3" calcext:value-type="float">
            <text:p>-32,3</text:p>
          </table:table-cell>
          <table:table-cell table:style-name="ce7" office:value-type="float" office:value="-22.64" calcext:value-type="float">
            <text:p>-22,64</text:p>
          </table:table-cell>
          <table:table-cell table:style-name="ce7" office:value-type="float" office:value="-15.27" calcext:value-type="float">
            <text:p>-15,27</text:p>
          </table:table-cell>
          <table:table-cell table:style-name="ce14"/>
          <table:table-cell table:style-name="ce3" office:value-type="float" office:value="200" calcext:value-type="float">
            <text:p>200</text:p>
          </table:table-cell>
          <table:table-cell table:style-name="ce19" table:formula="of:=-([.$B$22]+[.$B$3]-[.$B$23]-[.B11])" office:value-type="float" office:value="-3.49" calcext:value-type="float">
            <text:p>-3,49</text:p>
          </table:table-cell>
          <table:table-cell table:style-name="ce19" table:formula="of:=-([.$B$22]+[.$C$3]-[.$B$23]-[.C11])" office:value-type="float" office:value="-3.89" calcext:value-type="float">
            <text:p>-3,89</text:p>
          </table:table-cell>
          <table:table-cell table:style-name="ce19" table:formula="of:=-([.$B$22]+[.$D$3]-[.$B$23]-[.D11])" office:value-type="float" office:value="-4.23" calcext:value-type="float">
            <text:p>-4,23</text:p>
          </table:table-cell>
          <table:table-cell table:style-name="ce19" table:formula="of:=-([.$B$22]+[.$E$3]-[.$B$23]-[.E11])" office:value-type="float" office:value="-6.86" calcext:value-type="float">
            <text:p>-6,86</text:p>
          </table:table-cell>
          <table:table-cell table:number-columns-repeated="53"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table:style-name="ce7" office:value-type="float" office:value="-44.8" calcext:value-type="float">
            <text:p>-44,8</text:p>
          </table:table-cell>
          <table:table-cell table:style-name="ce7" office:value-type="float" office:value="-35.28" calcext:value-type="float">
            <text:p>-35,28</text:p>
          </table:table-cell>
          <table:table-cell table:style-name="ce7" office:value-type="float" office:value="-25.65" calcext:value-type="float">
            <text:p>-25,65</text:p>
          </table:table-cell>
          <table:table-cell table:style-name="ce7" office:value-type="float" office:value="-18.22" calcext:value-type="float">
            <text:p>-18,22</text:p>
          </table:table-cell>
          <table:table-cell table:style-name="ce14"/>
          <table:table-cell table:style-name="ce3" office:value-type="float" office:value="300" calcext:value-type="float">
            <text:p>300</text:p>
          </table:table-cell>
          <table:table-cell table:style-name="ce19" table:formula="of:=-([.$B$22]+[.$B$3]-[.$B$23]-[.B12])" office:value-type="float" office:value="-6.39" calcext:value-type="float">
            <text:p>-6,39</text:p>
          </table:table-cell>
          <table:table-cell table:style-name="ce19" table:formula="of:=-([.$B$22]+[.$C$3]-[.$B$23]-[.C12])" office:value-type="float" office:value="-6.87" calcext:value-type="float">
            <text:p>-6,87</text:p>
          </table:table-cell>
          <table:table-cell table:style-name="ce19" table:formula="of:=-([.$B$22]+[.$D$3]-[.$B$23]-[.D12])" office:value-type="float" office:value="-7.24" calcext:value-type="float">
            <text:p>-7,24</text:p>
          </table:table-cell>
          <table:table-cell table:style-name="ce19" table:formula="of:=-([.$B$22]+[.$E$3]-[.$B$23]-[.E12])" office:value-type="float" office:value="-9.81" calcext:value-type="float">
            <text:p>-9,81</text:p>
          </table:table-cell>
          <table:table-cell table:number-columns-repeated="53"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style-name="ce7" office:value-type="float" office:value="-46.52" calcext:value-type="float">
            <text:p>-46,52</text:p>
          </table:table-cell>
          <table:table-cell table:style-name="ce7" office:value-type="float" office:value="-37.37" calcext:value-type="float">
            <text:p>-37,37</text:p>
          </table:table-cell>
          <table:table-cell table:style-name="ce7" office:value-type="float" office:value="-27.92" calcext:value-type="float">
            <text:p>-27,92</text:p>
          </table:table-cell>
          <table:table-cell table:style-name="ce7" office:value-type="float" office:value="-20.34" calcext:value-type="float">
            <text:p>-20,34</text:p>
          </table:table-cell>
          <table:table-cell table:style-name="ce14"/>
          <table:table-cell table:style-name="ce3" office:value-type="float" office:value="400" calcext:value-type="float">
            <text:p>400</text:p>
          </table:table-cell>
          <table:table-cell table:style-name="ce19" table:formula="of:=-([.$B$22]+[.$B$3]-[.$B$23]-[.B13])" office:value-type="float" office:value="-8.11000000000001" calcext:value-type="float">
            <text:p>-8,11</text:p>
          </table:table-cell>
          <table:table-cell table:style-name="ce19" table:formula="of:=-([.$B$22]+[.$C$3]-[.$B$23]-[.C13])" office:value-type="float" office:value="-8.96" calcext:value-type="float">
            <text:p>-8,96</text:p>
          </table:table-cell>
          <table:table-cell table:style-name="ce19" table:formula="of:=-([.$B$22]+[.$D$3]-[.$B$23]-[.D13])" office:value-type="float" office:value="-9.51" calcext:value-type="float">
            <text:p>-9,51</text:p>
          </table:table-cell>
          <table:table-cell table:style-name="ce19" table:formula="of:=-([.$B$22]+[.$E$3]-[.$B$23]-[.E13])" office:value-type="float" office:value="-11.93" calcext:value-type="float">
            <text:p>-11,93</text:p>
          </table:table-cell>
          <table:table-cell table:number-columns-repeated="5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7" office:value-type="float" office:value="-47.17" calcext:value-type="float">
            <text:p>-47,17</text:p>
          </table:table-cell>
          <table:table-cell table:style-name="ce7" office:value-type="float" office:value="-37.72" calcext:value-type="float">
            <text:p>-37,72</text:p>
          </table:table-cell>
          <table:table-cell table:style-name="ce7" office:value-type="float" office:value="-28.3" calcext:value-type="float">
            <text:p>-28,3</text:p>
          </table:table-cell>
          <table:table-cell table:style-name="ce7" office:value-type="float" office:value="-20.7" calcext:value-type="float">
            <text:p>-20,7</text:p>
          </table:table-cell>
          <table:table-cell table:style-name="ce14"/>
          <table:table-cell table:style-name="ce3" office:value-type="float" office:value="500" calcext:value-type="float">
            <text:p>500</text:p>
          </table:table-cell>
          <table:table-cell table:style-name="ce19" table:formula="of:=-([.$B$22]+[.$B$3]-[.$B$23]-[.B14])" office:value-type="float" office:value="-8.76000000000001" calcext:value-type="float">
            <text:p>-8,76</text:p>
          </table:table-cell>
          <table:table-cell table:style-name="ce19" table:formula="of:=-([.$B$22]+[.$C$3]-[.$B$23]-[.C14])" office:value-type="float" office:value="-9.31" calcext:value-type="float">
            <text:p>-9,31</text:p>
          </table:table-cell>
          <table:table-cell table:style-name="ce19" table:formula="of:=-([.$B$22]+[.$D$3]-[.$B$23]-[.D14])" office:value-type="float" office:value="-9.89" calcext:value-type="float">
            <text:p>-9,89</text:p>
          </table:table-cell>
          <table:table-cell table:style-name="ce19" table:formula="of:=-([.$B$22]+[.$E$3]-[.$B$23]-[.E14])" office:value-type="float" office:value="-12.29" calcext:value-type="float">
            <text:p>-12,29</text:p>
          </table:table-cell>
          <table:table-cell table:number-columns-repeated="53"/>
        </table:table-row>
        <table:table-row table:style-name="ro1">
          <table:table-cell table:style-name="ce3" office:value-type="float" office:value="600" calcext:value-type="float">
            <text:p>600</text:p>
          </table:table-cell>
          <table:table-cell table:style-name="ce7" office:value-type="float" office:value="-48.27" calcext:value-type="float">
            <text:p>-48,27</text:p>
          </table:table-cell>
          <table:table-cell table:style-name="ce7" office:value-type="float" office:value="-39" calcext:value-type="float">
            <text:p>-39</text:p>
          </table:table-cell>
          <table:table-cell table:style-name="ce7" office:value-type="float" office:value="-29.53" calcext:value-type="float">
            <text:p>-29,53</text:p>
          </table:table-cell>
          <table:table-cell table:style-name="ce7" office:value-type="float" office:value="-21.67" calcext:value-type="float">
            <text:p>-21,67</text:p>
          </table:table-cell>
          <table:table-cell table:style-name="ce14"/>
          <table:table-cell table:style-name="ce3" office:value-type="float" office:value="600" calcext:value-type="float">
            <text:p>600</text:p>
          </table:table-cell>
          <table:table-cell table:style-name="ce19" table:formula="of:=-([.$B$22]+[.$B$3]-[.$B$23]-[.B15])" office:value-type="float" office:value="-9.86000000000001" calcext:value-type="float">
            <text:p>-9,86</text:p>
          </table:table-cell>
          <table:table-cell table:style-name="ce19" table:formula="of:=-([.$B$22]+[.$C$3]-[.$B$23]-[.C15])" office:value-type="float" office:value="-10.59" calcext:value-type="float">
            <text:p>-10,59</text:p>
          </table:table-cell>
          <table:table-cell table:style-name="ce19" table:formula="of:=-([.$B$22]+[.$D$3]-[.$B$23]-[.D15])" office:value-type="float" office:value="-11.12" calcext:value-type="float">
            <text:p>-11,12</text:p>
          </table:table-cell>
          <table:table-cell table:style-name="ce19" table:formula="of:=-([.$B$22]+[.$E$3]-[.$B$23]-[.E15])" office:value-type="float" office:value="-13.26" calcext:value-type="float">
            <text:p>-13,26</text:p>
          </table:table-cell>
          <table:table-cell table:number-columns-repeated="53"/>
        </table:table-row>
        <table:table-row table:style-name="ro1">
          <table:table-cell table:style-name="ce3" office:value-type="float" office:value="700" calcext:value-type="float">
            <text:p>700</text:p>
          </table:table-cell>
          <table:table-cell table:style-name="ce7" office:value-type="float" office:value="-49.94" calcext:value-type="float">
            <text:p>-49,94</text:p>
          </table:table-cell>
          <table:table-cell table:style-name="ce7" office:value-type="float" office:value="-40.72" calcext:value-type="float">
            <text:p>-40,72</text:p>
          </table:table-cell>
          <table:table-cell table:style-name="ce7" office:value-type="float" office:value="-31.04" calcext:value-type="float">
            <text:p>-31,04</text:p>
          </table:table-cell>
          <table:table-cell table:style-name="ce7" office:value-type="float" office:value="-23.02" calcext:value-type="float">
            <text:p>-23,02</text:p>
          </table:table-cell>
          <table:table-cell table:style-name="ce14"/>
          <table:table-cell table:style-name="ce3" office:value-type="float" office:value="700" calcext:value-type="float">
            <text:p>700</text:p>
          </table:table-cell>
          <table:table-cell table:style-name="ce19" table:formula="of:=-([.$B$22]+[.$B$3]-[.$B$23]-[.B16])" office:value-type="float" office:value="-11.53" calcext:value-type="float">
            <text:p>-11,53</text:p>
          </table:table-cell>
          <table:table-cell table:style-name="ce19" table:formula="of:=-([.$B$22]+[.$C$3]-[.$B$23]-[.C16])" office:value-type="float" office:value="-12.31" calcext:value-type="float">
            <text:p>-12,31</text:p>
          </table:table-cell>
          <table:table-cell table:style-name="ce19" table:formula="of:=-([.$B$22]+[.$D$3]-[.$B$23]-[.D16])" office:value-type="float" office:value="-12.63" calcext:value-type="float">
            <text:p>-12,63</text:p>
          </table:table-cell>
          <table:table-cell table:style-name="ce19" table:formula="of:=-([.$B$22]+[.$E$3]-[.$B$23]-[.E16])" office:value-type="float" office:value="-14.61" calcext:value-type="float">
            <text:p>-14,61</text:p>
          </table:table-cell>
          <table:table-cell table:number-columns-repeated="53"/>
        </table:table-row>
        <table:table-row table:style-name="ro1">
          <table:table-cell table:style-name="ce3" office:value-type="float" office:value="800" calcext:value-type="float">
            <text:p>800</text:p>
          </table:table-cell>
          <table:table-cell table:style-name="ce7" office:value-type="float" office:value="-51.08" calcext:value-type="float">
            <text:p>-51,08</text:p>
          </table:table-cell>
          <table:table-cell table:style-name="ce7" office:value-type="float" office:value="-41.97" calcext:value-type="float">
            <text:p>-41,97</text:p>
          </table:table-cell>
          <table:table-cell table:style-name="ce7" office:value-type="float" office:value="-32.37" calcext:value-type="float">
            <text:p>-32,37</text:p>
          </table:table-cell>
          <table:table-cell table:style-name="ce7" office:value-type="float" office:value="-24.09" calcext:value-type="float">
            <text:p>-24,09</text:p>
          </table:table-cell>
          <table:table-cell table:style-name="ce14"/>
          <table:table-cell table:style-name="ce3" office:value-type="float" office:value="800" calcext:value-type="float">
            <text:p>800</text:p>
          </table:table-cell>
          <table:table-cell table:style-name="ce19" table:formula="of:=-([.$B$22]+[.$B$3]-[.$B$23]-[.B17])" office:value-type="float" office:value="-12.67" calcext:value-type="float">
            <text:p>-12,67</text:p>
          </table:table-cell>
          <table:table-cell table:style-name="ce19" table:formula="of:=-([.$B$22]+[.$C$3]-[.$B$23]-[.C17])" office:value-type="float" office:value="-13.56" calcext:value-type="float">
            <text:p>-13,56</text:p>
          </table:table-cell>
          <table:table-cell table:style-name="ce19" table:formula="of:=-([.$B$22]+[.$D$3]-[.$B$23]-[.D17])" office:value-type="float" office:value="-13.96" calcext:value-type="float">
            <text:p>-13,96</text:p>
          </table:table-cell>
          <table:table-cell table:style-name="ce19" table:formula="of:=-([.$B$22]+[.$E$3]-[.$B$23]-[.E17])" office:value-type="float" office:value="-15.68" calcext:value-type="float">
            <text:p>-15,68</text:p>
          </table:table-cell>
          <table:table-cell table:number-columns-repeated="53"/>
        </table:table-row>
        <table:table-row table:style-name="ro1">
          <table:table-cell table:style-name="ce3" office:value-type="float" office:value="900" calcext:value-type="float">
            <text:p>900</text:p>
          </table:table-cell>
          <table:table-cell table:style-name="ce7" office:value-type="float" office:value="-53.07" calcext:value-type="float">
            <text:p>-53,07</text:p>
          </table:table-cell>
          <table:table-cell table:style-name="ce7" office:value-type="float" office:value="-43.72" calcext:value-type="float">
            <text:p>-43,72</text:p>
          </table:table-cell>
          <table:table-cell table:style-name="ce7" office:value-type="float" office:value="-34.04" calcext:value-type="float">
            <text:p>-34,04</text:p>
          </table:table-cell>
          <table:table-cell table:style-name="ce7" office:value-type="float" office:value="-25.72" calcext:value-type="float">
            <text:p>-25,72</text:p>
          </table:table-cell>
          <table:table-cell table:style-name="ce14"/>
          <table:table-cell table:style-name="ce3" office:value-type="float" office:value="900" calcext:value-type="float">
            <text:p>900</text:p>
          </table:table-cell>
          <table:table-cell table:style-name="ce19" table:formula="of:=-([.$B$22]+[.$B$3]-[.$B$23]-[.B18])" office:value-type="float" office:value="-14.66" calcext:value-type="float">
            <text:p>-14,66</text:p>
          </table:table-cell>
          <table:table-cell table:style-name="ce19" table:formula="of:=-([.$B$22]+[.$C$3]-[.$B$23]-[.C18])" office:value-type="float" office:value="-15.31" calcext:value-type="float">
            <text:p>-15,31</text:p>
          </table:table-cell>
          <table:table-cell table:style-name="ce19" table:formula="of:=-([.$B$22]+[.$D$3]-[.$B$23]-[.D18])" office:value-type="float" office:value="-15.63" calcext:value-type="float">
            <text:p>-15,63</text:p>
          </table:table-cell>
          <table:table-cell table:style-name="ce19" table:formula="of:=-([.$B$22]+[.$E$3]-[.$B$23]-[.E18])" office:value-type="float" office:value="-17.31" calcext:value-type="float">
            <text:p>-17,31</text:p>
          </table:table-cell>
          <table:table-cell table:number-columns-repeated="5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7" office:value-type="float" office:value="-54.94" calcext:value-type="float">
            <text:p>-54,94</text:p>
          </table:table-cell>
          <table:table-cell table:style-name="ce7" office:value-type="float" office:value="-45.21" calcext:value-type="float">
            <text:p>-45,21</text:p>
          </table:table-cell>
          <table:table-cell table:style-name="ce7" office:value-type="float" office:value="-35.53" calcext:value-type="float">
            <text:p>-35,53</text:p>
          </table:table-cell>
          <table:table-cell table:style-name="ce7" office:value-type="float" office:value="-27.03" calcext:value-type="float">
            <text:p>-27,03</text:p>
          </table:table-cell>
          <table:table-cell table:style-name="ce14"/>
          <table:table-cell table:style-name="ce3" office:value-type="float" office:value="1000" calcext:value-type="float">
            <text:p>1000</text:p>
          </table:table-cell>
          <table:table-cell table:style-name="ce19" table:formula="of:=-([.$B$22]+[.$B$3]-[.$B$23]-[.B19])" office:value-type="float" office:value="-16.53" calcext:value-type="float">
            <text:p>-16,53</text:p>
          </table:table-cell>
          <table:table-cell table:style-name="ce19" table:formula="of:=-([.$B$22]+[.$C$3]-[.$B$23]-[.C19])" office:value-type="float" office:value="-16.8" calcext:value-type="float">
            <text:p>-16,80</text:p>
          </table:table-cell>
          <table:table-cell table:style-name="ce19" table:formula="of:=-([.$B$22]+[.$D$3]-[.$B$23]-[.D19])" office:value-type="float" office:value="-17.12" calcext:value-type="float">
            <text:p>-17,12</text:p>
          </table:table-cell>
          <table:table-cell table:style-name="ce19" table:formula="of:=-([.$B$22]+[.$E$3]-[.$B$23]-[.E19])" office:value-type="float" office:value="-18.62" calcext:value-type="float">
            <text:p>-18,62</text:p>
          </table:table-cell>
          <table:table-cell table:number-columns-repeated="5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7" office:value-type="float" office:value="-68.7" calcext:value-type="float">
            <text:p>-68,7</text:p>
          </table:table-cell>
          <table:table-cell table:style-name="ce7" office:value-type="float" office:value="-60.62" calcext:value-type="float">
            <text:p>-60,62</text:p>
          </table:table-cell>
          <table:table-cell table:style-name="ce7" office:value-type="float" office:value="-51.82" calcext:value-type="float">
            <text:p>-51,82</text:p>
          </table:table-cell>
          <table:table-cell table:style-name="ce7" office:value-type="float" office:value="-42.31" calcext:value-type="float">
            <text:p>-42,31</text:p>
          </table:table-cell>
          <table:table-cell table:style-name="ce14"/>
          <table:table-cell table:style-name="ce3" office:value-type="float" office:value="2000" calcext:value-type="float">
            <text:p>2000</text:p>
          </table:table-cell>
          <table:table-cell table:style-name="ce19" table:formula="of:=-([.$B$22]+[.$B$3]-[.$B$23]-[.B20])" office:value-type="float" office:value="-30.29" calcext:value-type="float">
            <text:p>-30,29</text:p>
          </table:table-cell>
          <table:table-cell table:style-name="ce19" table:formula="of:=-([.$B$22]+[.$C$3]-[.$B$23]-[.C20])" office:value-type="float" office:value="-32.21" calcext:value-type="float">
            <text:p>-32,21</text:p>
          </table:table-cell>
          <table:table-cell table:style-name="ce19" table:formula="of:=-([.$B$22]+[.$D$3]-[.$B$23]-[.D20])" office:value-type="float" office:value="-33.41" calcext:value-type="float">
            <text:p>-33,41</text:p>
          </table:table-cell>
          <table:table-cell table:style-name="ce19" table:formula="of:=-([.$B$22]+[.$E$3]-[.$B$23]-[.E20])" office:value-type="float" office:value="-33.9" calcext:value-type="float">
            <text:p>-33,90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7"/>
          <table:table-cell table:number-columns-repeated="61"/>
        </table:table-row>
        <table:table-row table:style-name="ro2">
          <table:table-cell table:style-name="ce4" office:value-type="string" calcext:value-type="string">
            <text:p>Potencia del transmisor en dBm</text:p>
          </table:table-cell>
          <table:table-cell table:style-name="ce9" office:value-type="float" office:value="-8.41" calcext:value-type="float">
            <text:p>-8,41</text:p>
          </table:table-cell>
          <table:table-cell table:style-name="ce12" office:value-type="string" calcext:value-type="string">
            <text:p>Registre el valor de potencia medido con un cable muy corto en longitud, con ganancia cero en el transmisior (GTX = 0), sin el atenuador 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tenuador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o cambiar</text:p>
          </table:table-cell>
          <table:table-cell table:number-columns-repeated="4"/>
          <table:table-cell>
            <draw:frame table:end-cell-address="Hoja1.Q54" table:end-x="0.034cm" table:end-y="0.158cm" draw:z-index="0" draw:name="Chart 1" draw:style-name="gr1" draw:text-style-name="P1" svg:width="20.16cm" svg:height="14.657cm" svg:x="1.535cm" svg:y="0.265cm">
              <draw:object draw:notify-on-update-of-ranges="Hoja1.H5:Hoja1.H20 Hoja1.G5:Hoja1.G20 Hoja1.I5:Hoja1.I20 Hoja1.G5:Hoja1.G20 Hoja1.J5:Hoja1.J20 Hoja1.G5:Hoja1.G20 Hoja1.K5:Hoja1.K20 Hoja1.G5:Hoja1.G2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6"/>
        </table:table-row>
        <table:table-row table:style-name="ro1">
          <table:table-cell/>
          <table:table-cell>
            <draw:frame table:end-cell-address="Hoja1.G52" table:end-x="0.377cm" table:end-y="0.396cm" draw:z-index="1" draw:name="Chart 2" draw:style-name="gr1" draw:text-style-name="P1" svg:width="13.36cm" svg:height="13.572cm" svg:x="0.079cm" svg:y="0.159cm">
              <draw:object draw:notify-on-update-of-ranges="Hoja1.B5:Hoja1.B20 Hoja1.A5:Hoja1.A20 Hoja1.C5:Hoja1.C20 Hoja1.A5:Hoja1.A20 Hoja1.D5:Hoja1.D20 Hoja1.A5:Hoja1.A20 Hoja1.E5:Hoja1.E20 Hoja1.A5:Hoja1.A2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2"/>
        </table:table-row>
        <table:table-row table:style-name="ro1" table:number-rows-repeated="977">
          <table:table-cell table:number-columns-repeated="64"/>
        </table:table-row>
        <table:table-row table:style-name="ro3" table:number-rows-repeated="1047574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/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7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7P0"/>
    </number:currency-style>
    <number:currency-style style:name="N108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8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9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9P0"/>
    </number:currency-style>
    <number:currency-style style:name="N110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10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10P0"/>
    </number:currency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date-style style:name="N114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5P0" style:volatile="true">
      <number:number number:decimal-places="0" loext:min-decimal-places="0" number:min-integer-digits="1" number:grouping="true"/>
      <number:text> </number:text>
    </number:number-style>
    <number:number-style style:name="N11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  <number:text> </number:text>
    </number:number-style>
    <number:number-style style:name="N11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0P0" style:volatile="true">
      <number:text> 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0P1" style:volatile="true">
      <number:text> </number:text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20P2" style:volatile="true">
      <number:text> </number:text>
      <number:currency-symbol/>
      <loext:text> </loext:text>
      <loext:fill-character> </loext:fill-character>
      <number:text>- </number:text>
    </number:currency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22P0" style:volatile="true">
      <number:text> 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2P1" style:volatile="true">
      <number:text> </number:text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22P2" style:volatile="true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Liberation sans" fo:font-family="'Liberation sans'" fo:font-size="11pt" style:font-size-asian="11pt" style:font-name-complex="Liberation sans" style:font-family-complex="'Liberation sans'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1cm" fo:margin-left="0cm" fo:margin-right="0cm" fo:margin-bottom="0.612cm"/>
      </style:header-style>
      <style:footer-style>
        <style:header-footer-properties fo:min-height="1cm" fo:margin-left="0cm" fo:margin-right="0cm" fo:margin-top="0.612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0T18:02:35</meta:creation-date>
    <dc:date>2022-11-09T19:42:00.149548091</dc:date>
    <meta:editing-duration>PT3M21S</meta:editing-duration>
    <meta:editing-cycles>2</meta:editing-cycles>
    <meta:generator>LibreOffice/6.4.7.2$Linux_X86_64 LibreOffice_project/40$Build-2</meta:generator>
    <meta:document-statistic meta:table-count="1" meta:cell-count="186" meta:object-count="2"/>
    <meta:user-defined meta:name="ContentTypeId">0x010100110FE193CB7A714F83BC2777BC76593E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Calibri" fo:font-size="9pt" style:font-family-asian="'liberation sans'" style:font-size-asian="9pt" style:font-family-complex="'liberation sans'" style:font-size-complex="9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maximum="200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9pt" style:font-family-asian="'liberation sans'" style:font-size-asian="9pt" style:font-family-complex="'liberation sans'" style:font-size-complex="9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pt" style:font-family-asian="'liberation sans'" style:font-size-asian="10pt" style:font-family-complex="'liberation sans'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9pt" style:font-family-asian="'liberation sans'" style:font-size-asian="9pt" style:font-family-complex="'liberation sans'" style:font-size-complex="9pt"/>
    </style:style>
    <style:style style:name="ch8" style:family="chart" style:data-style-name="N2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472c4" draw:fill-color="#4472c4"/>
      <style:text-properties fo:color="#000000" style:text-position="0% 100%" fo:font-family="'liberation sans'" fo:font-size="10pt" style:font-family-asian="'liberation sans'" style:font-size-asian="10pt" style:font-family-complex="'liberation sans'" style:font-size-complex="10pt"/>
    </style:style>
    <style:style style:name="ch9" style:family="chart" style:data-style-name="N2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ed7d31" draw:fill-color="#ed7d31"/>
      <style:text-properties fo:color="#000000" style:text-position="0% 100%" fo:font-family="'liberation sans'" fo:font-size="10pt" style:font-family-asian="'liberation sans'" style:font-size-asian="10pt" style:font-family-complex="'liberation sans'" style:font-size-complex="10pt"/>
    </style:style>
    <style:style style:name="ch10" style:family="chart" style:data-style-name="N2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a5a5a5" draw:fill-color="#a5a5a5"/>
      <style:text-properties fo:color="#000000" style:text-position="0% 100%" fo:font-family="'liberation sans'" fo:font-size="10pt" style:font-family-asian="'liberation sans'" style:font-size-asian="10pt" style:font-family-complex="'liberation sans'" style:font-size-complex="10pt"/>
    </style:style>
    <style:style style:name="ch11" style:family="chart" style:data-style-name="N2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ffc000" draw:fill-color="#ffc000"/>
      <style:text-properties fo:color="#000000" style:text-position="0% 100%" fo:font-family="'liberation sans'" fo:font-size="10pt" style:font-family-asian="'liberation sans'" style:font-size-asian="10pt" style:font-family-complex="'liberation sans'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0.161cm" svg:height="14.658cm" xlink:href=".." xlink:type="simple" chart:class="chart:scatter" chart:style-name="ch1">
        <chart:legend chart:legend-position="bottom" svg:x="5.162cm" svg:y="14.086cm" style:legend-expansion="wide" chart:style-name="ch2"/>
        <chart:plot-area chart:style-name="ch3" table:cell-range-address="Hoja1.G5:Hoja1.K20" chart:data-source-has-labels="row" svg:x="0.403cm" svg:y="0.293cm" svg:width="19.355cm" svg:height="12.286cm">
          <chartooo:coordinate-region svg:x="1.033cm" svg:y="0.479cm" svg:width="18.3cm" svg:height="11.915cm"/>
          <chart:axis chart:dimension="x" chart:name="primary-x" chart:style-name="ch4">
            <chart:title svg:x="8.666cm" svg:y="12.873cm" chart:style-name="ch5">
              <text:p>Frecuencia MHz</text:p>
            </chart:title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Hoja1.H5:Hoja1.H20" loext:label-string="&quot;GTX = 0 dB&quot;" chart:class="chart:scatter">
            <chart:domain table:cell-range-address="Hoja1.G5:Hoja1.G20"/>
            <chart:data-point chart:repeated="16"/>
          </chart:series>
          <chart:series chart:style-name="ch9" chart:values-cell-range-address="Hoja1.I5:Hoja1.I20" loext:label-string="&quot;GTX = 5 dB&quot;" chart:class="chart:scatter">
            <chart:data-point chart:repeated="16"/>
          </chart:series>
          <chart:series chart:style-name="ch10" chart:values-cell-range-address="Hoja1.J5:Hoja1.J20" loext:label-string="&quot;GTX = 10 dB&quot;" chart:class="chart:scatter">
            <chart:data-point chart:repeated="16"/>
          </chart:series>
          <chart:series chart:style-name="ch11" chart:values-cell-range-address="Hoja1.K5:Hoja1.K20" loext:label-string="&quot;GTX = 15 dB&quot;" chart:class="chart:scatte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G</text:p>
              </table:table-cell>
              <table:table-cell office:value-type="string">
                <text:p>GTX = 0 dB</text:p>
              </table:table-cell>
              <table:table-cell office:value-type="string">
                <text:p>GTX = 5 dB</text:p>
              </table:table-cell>
              <table:table-cell office:value-type="string">
                <text:p>GTX = 10 dB</text:p>
              </table:table-cell>
              <table:table-cell office:value-type="string">
                <text:p>GTX = 15 d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Hoja1.G5:Hoja1.G20</svg:desc>
                </draw:g>
              </table:table-cell>
              <table:table-cell office:value-type="float" office:value="-2.49">
                <text:p>-2.49</text:p>
                <draw:g>
                  <svg:desc>Hoja1.H5:Hoja1.H20</svg:desc>
                </draw:g>
              </table:table-cell>
              <table:table-cell office:value-type="float" office:value="-2.93">
                <text:p>-2.93</text:p>
                <draw:g>
                  <svg:desc>Hoja1.I5:Hoja1.I20</svg:desc>
                </draw:g>
              </table:table-cell>
              <table:table-cell office:value-type="float" office:value="-3.24">
                <text:p>-3.24</text:p>
                <draw:g>
                  <svg:desc>Hoja1.J5:Hoja1.J20</svg:desc>
                </draw:g>
              </table:table-cell>
              <table:table-cell office:value-type="float" office:value="-6.33">
                <text:p>-6.33</text:p>
                <draw:g>
                  <svg:desc>Hoja1.K5:Hoja1.K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-1.29000000000001">
                <text:p>-1.29000000000001</text:p>
              </table:table-cell>
              <table:table-cell office:value-type="float" office:value="-1.61">
                <text:p>-1.61</text:p>
              </table:table-cell>
              <table:table-cell office:value-type="float" office:value="-2.01">
                <text:p>-2.01</text:p>
              </table:table-cell>
              <table:table-cell office:value-type="float" office:value="-5.98">
                <text:p>-5.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-1.13">
                <text:p>-1.13</text:p>
              </table:table-cell>
              <table:table-cell office:value-type="float" office:value="-1.43">
                <text:p>-1.43</text:p>
              </table:table-cell>
              <table:table-cell office:value-type="float" office:value="-1.7">
                <text:p>-1.7</text:p>
              </table:table-cell>
              <table:table-cell office:value-type="float" office:value="-4.77">
                <text:p>-4.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-1.17">
                <text:p>-1.17</text:p>
              </table:table-cell>
              <table:table-cell office:value-type="float" office:value="-1.52">
                <text:p>-1.52</text:p>
              </table:table-cell>
              <table:table-cell office:value-type="float" office:value="-1.83">
                <text:p>-1.83</text:p>
              </table:table-cell>
              <table:table-cell office:value-type="float" office:value="-4.88">
                <text:p>-4.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">
                <text:p>90</text:p>
              </table:table-cell>
              <table:table-cell office:value-type="float" office:value="-1.29000000000001">
                <text:p>-1.29000000000001</text:p>
              </table:table-cell>
              <table:table-cell office:value-type="float" office:value="-1.67">
                <text:p>-1.67</text:p>
              </table:table-cell>
              <table:table-cell office:value-type="float" office:value="-1.99">
                <text:p>-1.99</text:p>
              </table:table-cell>
              <table:table-cell office:value-type="float" office:value="-4.88">
                <text:p>-4.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-1.46">
                <text:p>-1.46</text:p>
              </table:table-cell>
              <table:table-cell office:value-type="float" office:value="-1.77">
                <text:p>-1.77</text:p>
              </table:table-cell>
              <table:table-cell office:value-type="float" office:value="-2">
                <text:p>-2</text:p>
              </table:table-cell>
              <table:table-cell office:value-type="float" office:value="-5.05">
                <text:p>-5.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-3.49">
                <text:p>-3.49</text:p>
              </table:table-cell>
              <table:table-cell office:value-type="float" office:value="-3.89">
                <text:p>-3.89</text:p>
              </table:table-cell>
              <table:table-cell office:value-type="float" office:value="-4.23">
                <text:p>-4.23</text:p>
              </table:table-cell>
              <table:table-cell office:value-type="float" office:value="-6.86">
                <text:p>-6.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">
                <text:p>300</text:p>
              </table:table-cell>
              <table:table-cell office:value-type="float" office:value="-6.39">
                <text:p>-6.39</text:p>
              </table:table-cell>
              <table:table-cell office:value-type="float" office:value="-6.87">
                <text:p>-6.87</text:p>
              </table:table-cell>
              <table:table-cell office:value-type="float" office:value="-7.24">
                <text:p>-7.24</text:p>
              </table:table-cell>
              <table:table-cell office:value-type="float" office:value="-9.81">
                <text:p>-9.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-8.11000000000001">
                <text:p>-8.11000000000001</text:p>
              </table:table-cell>
              <table:table-cell office:value-type="float" office:value="-8.96">
                <text:p>-8.96</text:p>
              </table:table-cell>
              <table:table-cell office:value-type="float" office:value="-9.51">
                <text:p>-9.51</text:p>
              </table:table-cell>
              <table:table-cell office:value-type="float" office:value="-11.93">
                <text:p>-11.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-8.76000000000001">
                <text:p>-8.76000000000001</text:p>
              </table:table-cell>
              <table:table-cell office:value-type="float" office:value="-9.31">
                <text:p>-9.31</text:p>
              </table:table-cell>
              <table:table-cell office:value-type="float" office:value="-9.89">
                <text:p>-9.89</text:p>
              </table:table-cell>
              <table:table-cell office:value-type="float" office:value="-12.29">
                <text:p>-12.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">
                <text:p>600</text:p>
              </table:table-cell>
              <table:table-cell office:value-type="float" office:value="-9.86000000000001">
                <text:p>-9.86000000000001</text:p>
              </table:table-cell>
              <table:table-cell office:value-type="float" office:value="-10.59">
                <text:p>-10.59</text:p>
              </table:table-cell>
              <table:table-cell office:value-type="float" office:value="-11.12">
                <text:p>-11.12</text:p>
              </table:table-cell>
              <table:table-cell office:value-type="float" office:value="-13.26">
                <text:p>-13.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0">
                <text:p>700</text:p>
              </table:table-cell>
              <table:table-cell office:value-type="float" office:value="-11.53">
                <text:p>-11.53</text:p>
              </table:table-cell>
              <table:table-cell office:value-type="float" office:value="-12.31">
                <text:p>-12.31</text:p>
              </table:table-cell>
              <table:table-cell office:value-type="float" office:value="-12.63">
                <text:p>-12.63</text:p>
              </table:table-cell>
              <table:table-cell office:value-type="float" office:value="-14.61">
                <text:p>-14.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0">
                <text:p>800</text:p>
              </table:table-cell>
              <table:table-cell office:value-type="float" office:value="-12.67">
                <text:p>-12.67</text:p>
              </table:table-cell>
              <table:table-cell office:value-type="float" office:value="-13.56">
                <text:p>-13.56</text:p>
              </table:table-cell>
              <table:table-cell office:value-type="float" office:value="-13.96">
                <text:p>-13.96</text:p>
              </table:table-cell>
              <table:table-cell office:value-type="float" office:value="-15.68">
                <text:p>-15.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0">
                <text:p>900</text:p>
              </table:table-cell>
              <table:table-cell office:value-type="float" office:value="-14.66">
                <text:p>-14.66</text:p>
              </table:table-cell>
              <table:table-cell office:value-type="float" office:value="-15.31">
                <text:p>-15.31</text:p>
              </table:table-cell>
              <table:table-cell office:value-type="float" office:value="-15.63">
                <text:p>-15.63</text:p>
              </table:table-cell>
              <table:table-cell office:value-type="float" office:value="-17.31">
                <text:p>-17.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0">
                <text:p>1000</text:p>
              </table:table-cell>
              <table:table-cell office:value-type="float" office:value="-16.53">
                <text:p>-16.53</text:p>
              </table:table-cell>
              <table:table-cell office:value-type="float" office:value="-16.8">
                <text:p>-16.8</text:p>
              </table:table-cell>
              <table:table-cell office:value-type="float" office:value="-17.12">
                <text:p>-17.12</text:p>
              </table:table-cell>
              <table:table-cell office:value-type="float" office:value="-18.62">
                <text:p>-18.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0">
                <text:p>2000</text:p>
              </table:table-cell>
              <table:table-cell office:value-type="float" office:value="-30.29">
                <text:p>-30.29</text:p>
              </table:table-cell>
              <table:table-cell office:value-type="float" office:value="-32.21">
                <text:p>-32.21</text:p>
              </table:table-cell>
              <table:table-cell office:value-type="float" office:value="-33.41">
                <text:p>-33.41</text:p>
              </table:table-cell>
              <table:table-cell office:value-type="float" office:value="-33.9">
                <text:p>-33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Calibri" fo:font-size="9pt" style:font-family-asian="'liberation sans'" style:font-size-asian="9pt" style:font-family-complex="'liberation sans'" style:font-size-complex="9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maximum="200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9pt" style:font-family-asian="'liberation sans'" style:font-size-asian="9pt" style:font-family-complex="'liberation sans'" style:font-size-complex="9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pt" style:font-family-asian="'liberation sans'" style:font-size-asian="10pt" style:font-family-complex="'liberation sans'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9pt" style:font-family-asian="'liberation sans'" style:font-size-asian="9pt" style:font-family-complex="'liberation sans'" style:font-size-complex="9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10pt" style:font-family-asian="'liberation sans'" style:font-size-asian="10pt" style:font-family-complex="'liberation sans'" style:font-size-complex="10pt"/>
    </style:style>
    <style:style style:name="ch9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472c4" draw:fill-color="#4472c4"/>
      <style:text-properties fo:color="#000000" style:text-position="0% 100%" fo:font-family="'liberation sans'" fo:font-size="10pt" style:font-family-asian="'liberation sans'" style:font-size-asian="10pt" style:font-family-complex="'liberation sans'" style:font-size-complex="10pt"/>
    </style:style>
    <style:style style:name="ch10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ed7d31" draw:fill-color="#ed7d31"/>
      <style:text-properties fo:color="#000000" style:text-position="0% 100%" fo:font-family="'liberation sans'" fo:font-size="10pt" style:font-family-asian="'liberation sans'" style:font-size-asian="10pt" style:font-family-complex="'liberation sans'" style:font-size-complex="10pt"/>
    </style:style>
    <style:style style:name="ch11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a5a5a5" draw:fill-color="#a5a5a5"/>
      <style:text-properties fo:color="#000000" style:text-position="0% 100%" fo:font-family="'liberation sans'" fo:font-size="10pt" style:font-family-asian="'liberation sans'" style:font-size-asian="10pt" style:font-family-complex="'liberation sans'" style:font-size-complex="10pt"/>
    </style:style>
    <style:style style:name="ch12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ffc000" draw:fill-color="#ffc000"/>
      <style:text-properties fo:color="#000000" style:text-position="0% 100%" fo:font-family="'liberation sans'" fo:font-size="10pt" style:font-family-asian="'liberation sans'" style:font-size-asian="10pt" style:font-family-complex="'liberation sans'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3.361cm" svg:height="13.573cm" xlink:href=".." xlink:type="simple" chart:class="chart:scatter" chart:style-name="ch1">
        <chart:legend chart:legend-position="bottom" svg:x="1.762cm" svg:y="13.001cm" style:legend-expansion="wide" chart:style-name="ch2"/>
        <chart:plot-area chart:style-name="ch3" table:cell-range-address="Hoja1.A5:Hoja1.E20" chart:data-source-has-labels="row" svg:x="1.327cm" svg:y="0.271cm" svg:width="11.767cm" svg:height="11.245cm">
          <chartooo:coordinate-region svg:x="1.957cm" svg:y="0.457cm" svg:width="10.713cm" svg:height="10.874cm"/>
          <chart:axis chart:dimension="x" chart:name="primary-x" chart:style-name="ch4">
            <chart:title svg:x="5.796cm" svg:y="11.788cm" chart:style-name="ch5">
              <text:p>Frecuencia MHz</text:p>
            </chart:title>
            <chart:grid chart:style-name="ch6" chart:class="major"/>
          </chart:axis>
          <chart:axis chart:dimension="y" chart:name="primary-y" chart:style-name="ch7">
            <chart:title svg:x="0.451cm" svg:y="7.571cm" chart:style-name="ch8">
              <text:p>Potencia RX [dBm]</text:p>
            </chart:title>
            <chart:grid chart:style-name="ch6" chart:class="major"/>
          </chart:axis>
          <chart:series chart:style-name="ch9" chart:values-cell-range-address="Hoja1.B5:Hoja1.B20" loext:label-string="&quot;GTX = 0 dB&quot;" chart:class="chart:scatter">
            <chart:domain table:cell-range-address="Hoja1.A5:Hoja1.A20"/>
            <chart:data-point chart:repeated="16"/>
          </chart:series>
          <chart:series chart:style-name="ch10" chart:values-cell-range-address="Hoja1.C5:Hoja1.C20" loext:label-string="&quot;GTX = 5 dB&quot;" chart:class="chart:scatter">
            <chart:data-point chart:repeated="16"/>
          </chart:series>
          <chart:series chart:style-name="ch11" chart:values-cell-range-address="Hoja1.D5:Hoja1.D20" loext:label-string="&quot;GTX = 10 dB&quot;" chart:class="chart:scatter">
            <chart:data-point chart:repeated="16"/>
          </chart:series>
          <chart:series chart:style-name="ch12" chart:values-cell-range-address="Hoja1.E5:Hoja1.E20" loext:label-string="&quot;GTX = 15 dB&quot;" chart:class="chart:scatter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GTX = 0 dB</text:p>
              </table:table-cell>
              <table:table-cell office:value-type="string">
                <text:p>GTX = 5 dB</text:p>
              </table:table-cell>
              <table:table-cell office:value-type="string">
                <text:p>GTX = 10 dB</text:p>
              </table:table-cell>
              <table:table-cell office:value-type="string">
                <text:p>GTX = 15 d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Hoja1.A5:Hoja1.A20</svg:desc>
                </draw:g>
              </table:table-cell>
              <table:table-cell office:value-type="float" office:value="-40.9">
                <text:p>-40.9</text:p>
                <draw:g>
                  <svg:desc>Hoja1.B5:Hoja1.B20</svg:desc>
                </draw:g>
              </table:table-cell>
              <table:table-cell office:value-type="float" office:value="-31.34">
                <text:p>-31.34</text:p>
                <draw:g>
                  <svg:desc>Hoja1.C5:Hoja1.C20</svg:desc>
                </draw:g>
              </table:table-cell>
              <table:table-cell office:value-type="float" office:value="-21.65">
                <text:p>-21.65</text:p>
                <draw:g>
                  <svg:desc>Hoja1.D5:Hoja1.D20</svg:desc>
                </draw:g>
              </table:table-cell>
              <table:table-cell office:value-type="float" office:value="-14.74">
                <text:p>-14.74</text:p>
                <draw:g>
                  <svg:desc>Hoja1.E5:Hoja1.E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-39.7">
                <text:p>-39.7</text:p>
              </table:table-cell>
              <table:table-cell office:value-type="float" office:value="-30.02">
                <text:p>-30.02</text:p>
              </table:table-cell>
              <table:table-cell office:value-type="float" office:value="-20.42">
                <text:p>-20.42</text:p>
              </table:table-cell>
              <table:table-cell office:value-type="float" office:value="-14.39">
                <text:p>-14.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-39.54">
                <text:p>-39.54</text:p>
              </table:table-cell>
              <table:table-cell office:value-type="float" office:value="-29.84">
                <text:p>-29.84</text:p>
              </table:table-cell>
              <table:table-cell office:value-type="float" office:value="-20.11">
                <text:p>-20.11</text:p>
              </table:table-cell>
              <table:table-cell office:value-type="float" office:value="-13.18">
                <text:p>-13.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-39.58">
                <text:p>-39.58</text:p>
              </table:table-cell>
              <table:table-cell office:value-type="float" office:value="-29.93">
                <text:p>-29.93</text:p>
              </table:table-cell>
              <table:table-cell office:value-type="float" office:value="-20.24">
                <text:p>-20.24</text:p>
              </table:table-cell>
              <table:table-cell office:value-type="float" office:value="-13.29">
                <text:p>-13.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">
                <text:p>90</text:p>
              </table:table-cell>
              <table:table-cell office:value-type="float" office:value="-39.7">
                <text:p>-39.7</text:p>
              </table:table-cell>
              <table:table-cell office:value-type="float" office:value="-30.08">
                <text:p>-30.08</text:p>
              </table:table-cell>
              <table:table-cell office:value-type="float" office:value="-20.4">
                <text:p>-20.4</text:p>
              </table:table-cell>
              <table:table-cell office:value-type="float" office:value="-13.29">
                <text:p>-13.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-39.87">
                <text:p>-39.87</text:p>
              </table:table-cell>
              <table:table-cell office:value-type="float" office:value="-30.18">
                <text:p>-30.18</text:p>
              </table:table-cell>
              <table:table-cell office:value-type="float" office:value="-20.41">
                <text:p>-20.41</text:p>
              </table:table-cell>
              <table:table-cell office:value-type="float" office:value="-13.46">
                <text:p>-13.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-41.9">
                <text:p>-41.9</text:p>
              </table:table-cell>
              <table:table-cell office:value-type="float" office:value="-32.3">
                <text:p>-32.3</text:p>
              </table:table-cell>
              <table:table-cell office:value-type="float" office:value="-22.64">
                <text:p>-22.64</text:p>
              </table:table-cell>
              <table:table-cell office:value-type="float" office:value="-15.27">
                <text:p>-15.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">
                <text:p>300</text:p>
              </table:table-cell>
              <table:table-cell office:value-type="float" office:value="-44.8">
                <text:p>-44.8</text:p>
              </table:table-cell>
              <table:table-cell office:value-type="float" office:value="-35.28">
                <text:p>-35.28</text:p>
              </table:table-cell>
              <table:table-cell office:value-type="float" office:value="-25.65">
                <text:p>-25.65</text:p>
              </table:table-cell>
              <table:table-cell office:value-type="float" office:value="-18.22">
                <text:p>-18.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-46.52">
                <text:p>-46.52</text:p>
              </table:table-cell>
              <table:table-cell office:value-type="float" office:value="-37.37">
                <text:p>-37.37</text:p>
              </table:table-cell>
              <table:table-cell office:value-type="float" office:value="-27.92">
                <text:p>-27.92</text:p>
              </table:table-cell>
              <table:table-cell office:value-type="float" office:value="-20.34">
                <text:p>-20.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-47.17">
                <text:p>-47.17</text:p>
              </table:table-cell>
              <table:table-cell office:value-type="float" office:value="-37.72">
                <text:p>-37.72</text:p>
              </table:table-cell>
              <table:table-cell office:value-type="float" office:value="-28.3">
                <text:p>-28.3</text:p>
              </table:table-cell>
              <table:table-cell office:value-type="float" office:value="-20.7">
                <text:p>-20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">
                <text:p>600</text:p>
              </table:table-cell>
              <table:table-cell office:value-type="float" office:value="-48.27">
                <text:p>-48.27</text:p>
              </table:table-cell>
              <table:table-cell office:value-type="float" office:value="-39">
                <text:p>-39</text:p>
              </table:table-cell>
              <table:table-cell office:value-type="float" office:value="-29.53">
                <text:p>-29.53</text:p>
              </table:table-cell>
              <table:table-cell office:value-type="float" office:value="-21.67">
                <text:p>-21.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0">
                <text:p>700</text:p>
              </table:table-cell>
              <table:table-cell office:value-type="float" office:value="-49.94">
                <text:p>-49.94</text:p>
              </table:table-cell>
              <table:table-cell office:value-type="float" office:value="-40.72">
                <text:p>-40.72</text:p>
              </table:table-cell>
              <table:table-cell office:value-type="float" office:value="-31.04">
                <text:p>-31.04</text:p>
              </table:table-cell>
              <table:table-cell office:value-type="float" office:value="-23.02">
                <text:p>-23.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0">
                <text:p>800</text:p>
              </table:table-cell>
              <table:table-cell office:value-type="float" office:value="-51.08">
                <text:p>-51.08</text:p>
              </table:table-cell>
              <table:table-cell office:value-type="float" office:value="-41.97">
                <text:p>-41.97</text:p>
              </table:table-cell>
              <table:table-cell office:value-type="float" office:value="-32.37">
                <text:p>-32.37</text:p>
              </table:table-cell>
              <table:table-cell office:value-type="float" office:value="-24.09">
                <text:p>-24.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0">
                <text:p>900</text:p>
              </table:table-cell>
              <table:table-cell office:value-type="float" office:value="-53.07">
                <text:p>-53.07</text:p>
              </table:table-cell>
              <table:table-cell office:value-type="float" office:value="-43.72">
                <text:p>-43.72</text:p>
              </table:table-cell>
              <table:table-cell office:value-type="float" office:value="-34.04">
                <text:p>-34.04</text:p>
              </table:table-cell>
              <table:table-cell office:value-type="float" office:value="-25.72">
                <text:p>-25.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0">
                <text:p>1000</text:p>
              </table:table-cell>
              <table:table-cell office:value-type="float" office:value="-54.94">
                <text:p>-54.94</text:p>
              </table:table-cell>
              <table:table-cell office:value-type="float" office:value="-45.21">
                <text:p>-45.21</text:p>
              </table:table-cell>
              <table:table-cell office:value-type="float" office:value="-35.53">
                <text:p>-35.53</text:p>
              </table:table-cell>
              <table:table-cell office:value-type="float" office:value="-27.03">
                <text:p>-27.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0">
                <text:p>2000</text:p>
              </table:table-cell>
              <table:table-cell office:value-type="float" office:value="-68.7">
                <text:p>-68.7</text:p>
              </table:table-cell>
              <table:table-cell office:value-type="float" office:value="-60.62">
                <text:p>-60.62</text:p>
              </table:table-cell>
              <table:table-cell office:value-type="float" office:value="-51.82">
                <text:p>-51.82</text:p>
              </table:table-cell>
              <table:table-cell office:value-type="float" office:value="-42.31">
                <text:p>-42.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